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49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6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8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61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3.43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Times New Roman"/>
    </style:style>
    <style:style style:name="P3" style:family="paragraph">
      <loext:graphic-properties draw:fill-color="#ffffff"/>
      <style:paragraph-properties fo:text-align="center" style:writing-mode="lr-tb"/>
      <style:text-properties style:font-name="Times New Roma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</style:style>
    <style:style style:name="P7" style:family="paragraph">
      <style:paragraph-properties fo:text-align="center" style:writing-mode="lr-tb"/>
    </style:style>
    <style:style style:name="T1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5.74cm" svg:x="6.426cm" svg:y="1.6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588cm" svg:height="1.524cm" svg:x="7.796cm" svg:y="6.44cm">
          <text:p text:style-name="P2"><text:span text:style-name="T1">Create Pa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frame draw:style-name="gr3" draw:text-style-name="P4" draw:layer="layout" svg:width="2.036cm" svg:height="3.556cm" svg:x="1.597cm" svg:y="2.405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631cm" svg:y="5.896cm">
            <draw:text-box>
              <text:p>Player</text:p>
            </draw:text-box>
          </draw:frame>
        </draw:g>
        <draw:custom-shape draw:style-name="gr2" draw:text-style-name="P3" xml:id="id5" draw:id="id5" draw:layer="layout" svg:width="5.588cm" svg:height="1.524cm" svg:x="7.796cm" svg:y="8.672cm">
          <text:p text:style-name="P2"><text:span text:style-name="T1">Join Pa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5.588cm" svg:height="1.524cm" svg:x="7.823cm" svg:y="10.912cm">
          <text:p text:style-name="P2"><text:span text:style-name="T1">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5.588cm" svg:height="1.524cm" svg:x="7.797cm" svg:y="13.041cm">
          <text:p text:style-name="P2"><text:span text:style-name="T1">K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5.588cm" svg:height="1.524cm" svg:x="7.797cm" svg:y="15.273cm">
          <text:p text:style-name="P2"><text:span text:style-name="T1">Bloc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5.588cm" svg:height="1.524cm" svg:x="7.824cm" svg:y="2.313cm">
          <text:p text:style-name="P2"><text:span text:style-name="T1">Ch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5.588cm" svg:height="1.524cm" svg:x="7.798cm" svg:y="4.342cm">
          <text:p text:style-name="P2"><text:span text:style-name="T1">Voice Ch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frame draw:style-name="gr3" draw:text-style-name="P4" draw:layer="layout" svg:width="2.036cm" svg:height="3.556cm" svg:x="1.551cm" svg:y="13.2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5" draw:text-style-name="P5" draw:layer="layout" svg:width="1.984cm" svg:height="0.954cm" svg:x="1.585cm" svg:y="16.691cm">
            <draw:text-box>
              <text:p>Guest</text:p>
            </draw:text-box>
          </draw:frame>
        </draw:g>
        <draw:g xml:id="id1" draw:id="id1">
          <draw:frame draw:style-name="gr3" draw:text-style-name="P4" draw:layer="layout" svg:width="2.036cm" svg:height="3.556cm" svg:x="3.197cm" svg:y="8.412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6" draw:text-style-name="P5" draw:layer="layout" svg:width="1.861cm" svg:height="0.954cm" svg:x="3.231cm" svg:y="11.903cm">
            <draw:text-box>
              <text:p><text:s/>Host</text:p>
            </draw:text-box>
          </draw:frame>
        </draw:g>
        <draw:line draw:style-name="gr7" draw:text-style-name="P6" xml:id="id2" draw:id="id2" draw:layer="layout" svg:x1="1.654cm" svg:y1="6.85cm" svg:x2="3.559cm" svg:y2="6.85cm">
          <text:p/>
        </draw:line>
        <draw:connector draw:style-name="gr8" draw:text-style-name="P6" draw:layer="layout" draw:type="line" svg:x1="4.215cm" svg:y1="8.412cm" svg:x2="2.606cm" svg:y2="6.85cm" draw:start-shape="id1" draw:start-glue-point="0" draw:end-shape="id2" draw:end-glue-point="0" svg:d="M4215 8412l-1609-1562" svg:viewBox="0 0 1610 1563">
          <text:p/>
        </draw:connector>
        <draw:connector draw:style-name="gr8" draw:text-style-name="P6" draw:layer="layout" draw:type="line" svg:x1="2.569cm" svg:y1="13.2cm" svg:x2="2.606cm" svg:y2="6.85cm" draw:start-shape="id3" draw:start-glue-point="0" draw:end-shape="id2" draw:end-glue-point="0" svg:d="M2569 13200l37-6350" svg:viewBox="0 0 38 6351">
          <text:p/>
        </draw:connector>
        <draw:connector draw:style-name="gr8" draw:text-style-name="P6" draw:layer="layout" draw:type="line" svg:x1="5.233cm" svg:y1="10.634cm" svg:x2="7.796cm" svg:y2="7.202cm" draw:start-shape="id1" draw:start-glue-point="1" draw:end-shape="id4" draw:end-glue-point="6" svg:d="M5233 10634l2563-3432" svg:viewBox="0 0 2564 3433">
          <text:p/>
        </draw:connector>
        <draw:connector draw:style-name="gr8" draw:text-style-name="P6" draw:layer="layout" draw:type="line" svg:x1="3.587cm" svg:y1="15.422cm" svg:x2="7.796cm" svg:y2="9.434cm" draw:start-shape="id3" draw:start-glue-point="1" draw:end-shape="id5" draw:end-glue-point="6" svg:d="M3587 15422l4209-5988" svg:viewBox="0 0 4210 5989">
          <text:p/>
        </draw:connector>
        <draw:connector draw:style-name="gr8" draw:text-style-name="P6" draw:layer="layout" draw:type="line" svg:x1="5.233cm" svg:y1="10.634cm" svg:x2="7.823cm" svg:y2="11.674cm" draw:start-shape="id1" draw:start-glue-point="1" draw:end-shape="id6" draw:end-glue-point="6" svg:d="M5233 10634l2590 1040" svg:viewBox="0 0 2591 1041">
          <text:p/>
        </draw:connector>
        <draw:connector draw:style-name="gr8" draw:text-style-name="P6" draw:layer="layout" draw:type="line" svg:x1="5.233cm" svg:y1="10.634cm" svg:x2="7.797cm" svg:y2="13.803cm" draw:start-shape="id1" draw:start-glue-point="1" draw:end-shape="id7" draw:end-glue-point="6" svg:d="M5233 10634l2564 3169" svg:viewBox="0 0 2565 3170">
          <text:p/>
        </draw:connector>
        <draw:connector draw:style-name="gr8" draw:text-style-name="P6" draw:layer="layout" draw:type="line" svg:x1="3.587cm" svg:y1="15.422cm" svg:x2="7.797cm" svg:y2="13.803cm" draw:start-shape="id3" draw:start-glue-point="1" draw:end-shape="id7" draw:end-glue-point="6" svg:d="M3587 15422l4210-1619" svg:viewBox="0 0 4211 1620">
          <text:p/>
        </draw:connector>
        <draw:connector draw:style-name="gr8" draw:text-style-name="P6" draw:layer="layout" draw:type="line" svg:x1="5.233cm" svg:y1="10.634cm" svg:x2="7.797cm" svg:y2="16.035cm" draw:start-shape="id1" draw:start-glue-point="1" draw:end-shape="id8" draw:end-glue-point="6" svg:d="M5233 10634l2564 5401" svg:viewBox="0 0 2565 5402">
          <text:p/>
        </draw:connector>
        <draw:connector draw:style-name="gr8" draw:text-style-name="P6" draw:layer="layout" draw:type="line" svg:x1="3.587cm" svg:y1="15.422cm" svg:x2="7.797cm" svg:y2="16.035cm" draw:start-shape="id3" draw:start-glue-point="1" draw:end-shape="id8" draw:end-glue-point="6" svg:d="M3587 15422l4210 613" svg:viewBox="0 0 4211 614">
          <text:p/>
        </draw:connector>
        <draw:connector draw:style-name="gr8" draw:text-style-name="P6" draw:layer="layout" draw:type="line" svg:x1="3.759cm" svg:y1="4.627cm" svg:x2="7.824cm" svg:y2="3.075cm" draw:start-shape="id9" draw:start-glue-point="1" draw:end-shape="id10" draw:end-glue-point="6" svg:d="M3759 4627l4065-1552" svg:viewBox="0 0 4066 1553">
          <text:p/>
        </draw:connector>
        <draw:connector draw:style-name="gr8" draw:text-style-name="P6" draw:layer="layout" draw:type="line" svg:x1="3.759cm" svg:y1="4.627cm" svg:x2="7.798cm" svg:y2="5.104cm" draw:start-shape="id9" draw:start-glue-point="1" draw:end-shape="id11" draw:end-glue-point="6" svg:d="M3759 4627l4039 477" svg:viewBox="0 0 4040 478">
          <text:p/>
        </draw:connector>
        <draw:custom-shape draw:style-name="gr9" draw:text-style-name="P7" xml:id="id12" draw:id="id12" draw:layer="layout" svg:width="3.937cm" svg:height="2.032cm" svg:x="16.367cm" svg:y="8.493cm">
          <text:p text:style-name="P7">Ste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line" svg:x1="16.367cm" svg:y1="9.509cm" svg:x2="13.412cm" svg:y2="3.075cm" draw:start-shape="id12" draw:start-glue-point="3" draw:end-shape="id10" draw:end-glue-point="10" svg:d="M16367 9509l-2955-6434" svg:viewBox="0 0 2956 6435">
          <text:p/>
        </draw:connector>
        <draw:connector draw:style-name="gr8" draw:text-style-name="P6" draw:layer="layout" draw:type="line" svg:x1="16.367cm" svg:y1="9.509cm" svg:x2="13.386cm" svg:y2="5.104cm" draw:start-shape="id12" draw:start-glue-point="3" draw:end-shape="id11" draw:end-glue-point="10" svg:d="M16367 9509l-2981-4405" svg:viewBox="0 0 2982 4406">
          <text:p/>
        </draw:connector>
        <draw:connector draw:style-name="gr8" draw:text-style-name="P6" draw:layer="layout" draw:type="line" svg:x1="16.367cm" svg:y1="9.509cm" svg:x2="13.384cm" svg:y2="7.202cm" draw:start-shape="id12" draw:start-glue-point="3" draw:end-shape="id4" draw:end-glue-point="10" svg:d="M16367 9509l-2983-2307" svg:viewBox="0 0 2984 2308">
          <text:p/>
        </draw:connector>
        <draw:connector draw:style-name="gr8" draw:text-style-name="P6" draw:layer="layout" draw:type="line" svg:x1="16.367cm" svg:y1="9.509cm" svg:x2="13.384cm" svg:y2="9.434cm" draw:start-shape="id12" draw:start-glue-point="3" draw:end-shape="id5" draw:end-glue-point="10" svg:d="M16367 9509l-2983-75" svg:viewBox="0 0 2984 76">
          <text:p/>
        </draw:connector>
        <draw:connector draw:style-name="gr8" draw:text-style-name="P6" draw:layer="layout" draw:type="line" svg:x1="16.367cm" svg:y1="9.509cm" svg:x2="13.411cm" svg:y2="11.674cm" draw:start-shape="id12" draw:start-glue-point="3" draw:end-shape="id6" draw:end-glue-point="10" svg:d="M16367 9509l-2956 2165" svg:viewBox="0 0 2957 2166">
          <text:p/>
        </draw:connector>
        <draw:connector draw:style-name="gr8" draw:text-style-name="P6" draw:layer="layout" draw:type="line" svg:x1="16.367cm" svg:y1="9.509cm" svg:x2="13.385cm" svg:y2="13.803cm" draw:start-shape="id12" draw:start-glue-point="3" draw:end-shape="id7" draw:end-glue-point="10" svg:d="M16367 9509l-2982 4294" svg:viewBox="0 0 2983 4295">
          <text:p/>
        </draw:connector>
        <draw:connector draw:style-name="gr8" draw:text-style-name="P6" draw:layer="layout" draw:type="line" svg:x1="16.367cm" svg:y1="9.509cm" svg:x2="13.385cm" svg:y2="16.035cm" draw:start-shape="id12" draw:start-glue-point="3" draw:end-shape="id8" draw:end-glue-point="10" svg:d="M16367 9509l-2982 6526" svg:viewBox="0 0 2983 652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3T21:15:36.688000000</dc:date>
    <meta:editing-duration>PT4M38S</meta:editing-duration>
    <meta:editing-cycles>14</meta:editing-cycles>
    <meta:generator>LibreOffice/6.4.6.2$Windows_X86_64 LibreOffice_project/0ce51a4fd21bff07a5c061082cc82c5ed232f115</meta:generator>
    <meta:document-statistic meta:object-count="37"/>
  </office:meta>
</office:document-meta>
</file>